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303.29mm" svg:height="170.59mm" svg:x="159.46mm" svg:y="8.97mm">
            <draw:object draw:notify-on-update-of-ranges="Φύλλο1.A2:Φύλλο1.A18 Φύλλο1.C1:Φύλλο1.C1 Φύλλο1.C2:Φύλλο1.C18 Φύλλο1.D1:Φύλλο1.D1 Φύλλο1.D2:Φύλλο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2"/>
        <table:table-row table:style-name="ro1">
          <table:table-cell table:style-name="ce3" office:value-type="string" calcext:value-type="string">
            <text:p>elements QTY</text:p>
          </table:table-cell>
          <table:table-cell table:style-name="ce3" office:value-type="string" calcext:value-type="string">
            <text:p>Time elasped(sec)</text:p>
          </table:table-cell>
          <table:table-cell table:style-name="ce10" office:value-type="string" calcext:value-type="string">
            <text:p>Measured increase</text:p>
          </table:table-cell>
          <table:table-cell table:style-name="ce10" office:value-type="string" calcext:value-type="string">
            <text:p>Theoretical increase</text:p>
          </table:table-cell>
          <table:table-cell table:style-name="ce1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E-06</text:p>
          </table:table-cell>
          <table:table-cell table:formula="of:=[.B2]/[.B2]" office:value-type="percentage" office:value="1" calcext:value-type="percentage">
            <text:p>100,00%</text:p>
          </table:table-cell>
          <table:table-cell office:value-type="percentage" office:value="4" calcext:value-type="percentage">
            <text:p>400,00%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1E-06</text:p>
          </table:table-cell>
          <table:table-cell table:formula="of:=[.B3]/[.B2]" office:value-type="percentage" office:value="1" calcext:value-type="percentage">
            <text:p>100,00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E-06</text:p>
          </table:table-cell>
          <table:table-cell table:formula="of:=[.B4]/[.B3]" office:value-type="percentage" office:value="1" calcext:value-type="percentage">
            <text:p>100,00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" calcext:value-type="float">
            <text:p>2E-06</text:p>
          </table:table-cell>
          <table:table-cell table:formula="of:=[.B5]/[.B4]" office:value-type="percentage" office:value="2" calcext:value-type="percentage">
            <text:p>200,00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" calcext:value-type="float">
            <text:p>4E-06</text:p>
          </table:table-cell>
          <table:table-cell table:formula="of:=[.B6]/[.B5]" office:value-type="percentage" office:value="2" calcext:value-type="percentage">
            <text:p>200,00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1" calcext:value-type="float">
            <text:p>1,1E-05</text:p>
          </table:table-cell>
          <table:table-cell table:formula="of:=[.B7]/[.B6]" office:value-type="percentage" office:value="2.75" calcext:value-type="percentage">
            <text:p>275,00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6" calcext:value-type="float">
            <text:p>3,6E-05</text:p>
          </table:table-cell>
          <table:table-cell table:formula="of:=[.B8]/[.B7]" office:value-type="percentage" office:value="3.27272727272727" calcext:value-type="percentage">
            <text:p>327,27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2" calcext:value-type="float">
            <text:p>0,00012</text:p>
          </table:table-cell>
          <table:table-cell table:formula="of:=[.B9]/[.B8]" office:value-type="percentage" office:value="3.33333333333333" calcext:value-type="percentage">
            <text:p>333,33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452" calcext:value-type="float">
            <text:p>0,000452</text:p>
          </table:table-cell>
          <table:table-cell table:formula="of:=[.B10]/[.B9]" office:value-type="percentage" office:value="3.76666666666667" calcext:value-type="percentage">
            <text:p>376,67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1839" calcext:value-type="float">
            <text:p>0,001839</text:p>
          </table:table-cell>
          <table:table-cell table:formula="of:=[.B11]/[.B10]" office:value-type="percentage" office:value="4.06858407079646" calcext:value-type="percentage">
            <text:p>406,86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8829" calcext:value-type="float">
            <text:p>0,008829</text:p>
          </table:table-cell>
          <table:table-cell table:formula="of:=[.B12]/[.B11]" office:value-type="percentage" office:value="4.80097879282219" calcext:value-type="percentage">
            <text:p>480,10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39172" calcext:value-type="float">
            <text:p>0,039172</text:p>
          </table:table-cell>
          <table:table-cell table:formula="of:=[.B13]/[.B12]" office:value-type="percentage" office:value="4.4367425529505" calcext:value-type="percentage">
            <text:p>443,67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67554" calcext:value-type="float">
            <text:p>0,167554</text:p>
          </table:table-cell>
          <table:table-cell table:formula="of:=[.B14]/[.B13]" office:value-type="percentage" office:value="4.27739201470438" calcext:value-type="percentage">
            <text:p>427,74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691295" calcext:value-type="float">
            <text:p>0,691295</text:p>
          </table:table-cell>
          <table:table-cell table:formula="of:=[.B15]/[.B14]" office:value-type="percentage" office:value="4.12580421834155" calcext:value-type="percentage">
            <text:p>412,58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831453" calcext:value-type="float">
            <text:p>2,831453</text:p>
          </table:table-cell>
          <table:table-cell table:formula="of:=[.B16]/[.B15]" office:value-type="percentage" office:value="4.09586790010054" calcext:value-type="percentage">
            <text:p>409,59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.283879" calcext:value-type="float">
            <text:p>11,283879</text:p>
          </table:table-cell>
          <table:table-cell table:formula="of:=[.B17]/[.B16]" office:value-type="percentage" office:value="3.98519028922606" calcext:value-type="percentage">
            <text:p>398,52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5.775124" calcext:value-type="float">
            <text:p>45,775124</text:p>
          </table:table-cell>
          <table:table-cell table:formula="of:=[.B18]/[.B17]" office:value-type="percentage" office:value="4.0566833444421" calcext:value-type="percentage">
            <text:p>405,67%</text:p>
          </table:table-cell>
          <table:table-cell office:value-type="percentage" office:value="4" calcext:value-type="percentage">
            <text:p>400,00%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"/>
          <table:table-cell table:style-name="Default" table:number-columns-repeated="2"/>
        </table:table-row>
        <table:table-row table:style-name="ro1" table:number-rows-repeated="5">
          <table:table-cell table:style-name="Default" table:number-columns-repeated="6"/>
        </table:table-row>
        <table:table-row table:style-name="ro1">
          <table:table-cell table:style-name="ce1"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8:29:55.175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3:29:31.275000000</meta:creation-date>
    <dc:date>2019-07-21T18:31:28.122000000</dc:date>
    <meta:editing-duration>PT1H24M5S</meta:editing-duration>
    <meta:editing-cycles>12</meta:editing-cycles>
    <meta:generator>LibreOffice/6.1.5.2$Windows_X86_64 LibreOffice_project/90f8dcf33c87b3705e78202e3df5142b201bd805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3cm" svg:height="17.06cm" xlink:href=".." xlink:type="simple" chart:class="chart:line" chart:style-name="ch1">
        <chart:legend chart:legend-position="bottom" svg:x="11.028cm" svg:y="16.461cm" style:legend-expansion="wide" chart:style-name="ch2"/>
        <chart:plot-area chart:style-name="ch3" table:cell-range-address="Φύλλο1.A2:Φύλλο1.A18 Φύλλο1.C1:Φύλλο1.D18" chart:data-source-has-labels="both" svg:x="0.606cm" svg:y="0.341cm" svg:width="29.118cm" svg:height="15.595cm">
          <chartooo:coordinate-region svg:x="2.206cm" svg:y="0.541cm" svg:width="26.962cm" svg:height="14.748cm"/>
          <chart:axis chart:dimension="x" chart:name="primary-x" chart:style-name="ch4" chartooo:axis-type="auto">
            <chartooo:date-scale/>
            <chart:categories table:cell-range-address="Φύλλο1.A2:Φύλλο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C2:Φύλλο1.C18" chart:label-cell-address="Φύλλο1.C1:Φύλλο1.C1" chart:class="chart:line">
            <chart:data-point chart:repeated="17"/>
          </chart:series>
          <chart:series chart:style-name="ch8" chart:values-cell-range-address="Φύλλο1.D2:Φύλλο1.D18" chart:label-cell-address="Φύλλο1.D1:Φύλλο1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 increase</text:p>
                <draw:g>
                  <svg:desc>Φύλλο1.C1:Φύλλο1.C1</svg:desc>
                </draw:g>
              </table:table-cell>
              <table:table-cell office:value-type="string">
                <text:p>Theoretical increase</text:p>
                <draw:g>
                  <svg:desc>Φύλλο1.D1:Φύλλο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Φύλλο1.A2:Φύλλο1.A18</svg:desc>
                </draw:g>
              </table:table-cell>
              <table:table-cell office:value-type="float" office:value="1">
                <text:p>1</text:p>
                <draw:g>
                  <svg:desc>Φύλλο1.C2:Φύλλο1.C18</svg:desc>
                </draw:g>
              </table:table-cell>
              <table:table-cell office:value-type="float" office:value="4">
                <text:p>4</text:p>
                <draw:g>
                  <svg:desc>Φύλλο1.D2:Φύλλο1.D1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75">
                <text:p>2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06858407079646">
                <text:p>4.06858407079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0097879282219">
                <text:p>4.80097879282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4367425529505">
                <text:p>4.4367425529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27739201470438">
                <text:p>4.27739201470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12580421834155">
                <text:p>4.12580421834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09586790010054">
                <text:p>4.09586790010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.98519028922606">
                <text:p>3.98519028922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4.0566833444421">
                <text:p>4.056683344442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